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rebuchet MS" svg:font-family="'Trebuchet MS', Verdana, Arial, Helvetica, sans-serif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, courier, monospace"/>
    <style:font-face style:name="inherit" svg:font-family="inherit"/>
    <style:font-face style:name="tahoma" svg:font-family="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7%" fo:text-indent="0in" style:auto-text-indent="false"/>
      <style:text-properties fo:font-weight="bold" officeooo:rsid="00030486" officeooo:paragraph-rsid="00030486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37%" fo:text-indent="0in" style:auto-text-indent="false"/>
      <style:text-properties officeooo:rsid="00030486" officeooo:paragraph-rsid="00030486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73a3c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fo:color="#373a3c" style:font-name="Trebuchet MS" fo:font-size="11.25pt" fo:letter-spacing="normal" fo:font-style="normal" fo:font-weight="bold"/>
    </style:style>
    <style:style style:name="T5" style:family="text">
      <style:text-properties style:font-name="courier new"/>
    </style:style>
    <style:style style:name="T6" style:family="text"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. vaje osnove BASH-a: spremenljivke in ukazi</text:p>
      <text:p text:style-name="P1"><text:line-break/>#!/bin/bash</text:p>
      <text:p text:style-name="P1">x=12</text:p>
      <text:p text:style-name="P1">echo "Vrednost spremenljivke x je $x"</text:p>
      <text:p text:style-name="P1"/>
      <text:p text:style-name="P4"><text:span text:style-name="Strong_20_Emphasis"><text:span text:style-name="T4">Vgrajene spremenljivke</text:span></text:span></text:p>
      <text:p text:style-name="P6">Nekatere spremenljivke so rezervirane in vrnejo posebne vrednosti:</text:p>
      <text:list xml:id="list426763099" text:style-name="L1">
        <text:list-item>
          <text:p text:style-name="P7"><text:span text:style-name="T5">$_ </text:span>Zadnji argument predhodno izvedenega ukaza, le ob zagonu skripta vsebuje polno ime skripta.</text:p>
        </text:list-item>
        <text:list-item>
          <text:p text:style-name="P7"><text:span text:style-name="T5">$# </text:span>Število podanih argumentov.</text:p>
        </text:list-item>
        <text:list-item>
          <text:p text:style-name="P7"><text:span text:style-name="T5">$0 </text:span>Ime skripte.</text:p>
        </text:list-item>
        <text:list-item>
          <text:p text:style-name="P7"><text:span text:style-name="T5">$1, $2, </text:span>… Argumenti skripte. Uporaba, npr. <text:span text:style-name="T5">${10}</text:span></text:p>
        </text:list-item>
        <text:list-item>
          <text:p text:style-name="P7"><text:span text:style-name="T5">$? </text:span>Izhodni status zadnjega (v ospredju) izvedenega ukaza.</text:p>
        </text:list-item>
        <text:list-item>
          <text:p text:style-name="P7"><text:span text:style-name="T5">$$ </text:span>PID lupine. V podlupini<text:span text:style-name="T5">( )</text:span>vrne PID lupine in ne podlupine.</text:p>
        </text:list-item>
        <text:list-item>
          <text:p text:style-name="P7"><text:span text:style-name="T5">$! </text:span>PID procesa, ki je bil zadnji zagnan v ozadju.</text:p>
        </text:list-item>
        <text:list-item>
          <text:p text:style-name="P7"><text:span text:style-name="T5">$*,</text:span><text:span text:style-name="T6"> </text:span><text:span text:style-name="T5">$@</text:span>Vsi argumenti skripte skupaj.</text:p>
        </text:list-item>
        <text:list-item>
          <text:p text:style-name="P7"><text:span text:style-name="T5">$-</text:span>Opcije podane lupini, ki poganja skripto.</text:p>
        </text:list-item>
      </text:list>
      <text:p text:style-name="P1"><text:span text:style-name="T1"/></text:p>
      <text:p text:style-name="P1"/>
      <text:p text:style-name="P4"><text:span text:style-name="Strong_20_Emphasis"><text:span text:style-name="T2">preverjanje enakosti med nizi</text:span></text:span></text:p>
      <text:p text:style-name="P6"><text:span text:style-name="T5">x = y</text:span>: preverimo če je niz x enak nizu y<text:line-break/><text:span text:style-name="T5">x != y</text:span>: preverimo če x ni enak y<text:line-break/><text:span text:style-name="T5">-n x</text:span>: preverimo če x ni ničeln (null)<text:line-break/><text:span text:style-name="T5">-z x</text:span>: preverimo, če je x ničeln (null)</text:p>
      <text:p text:style-name="P5"><text:span text:style-name="Strong_20_Emphasis"><text:span text:style-name="T2">preverjanje enakosti med števili</text:span></text:span></text:p>
      <text:p text:style-name="P6"><text:span text:style-name="T5">x -eq y</text:span>: preverimo ali je x enak y<text:line-break/><text:span text:style-name="T5">x -ne y</text:span>: preverimo ali je x različen od y<text:line-break/><text:span text:style-name="T5">x -gt y</text:span>: preverimo ali je x večji kot y<text:line-break/><text:span text:style-name="T5">x -ge y</text:span>: preverimo ali je x večji ali enak kot y<text:line-break/><text:span text:style-name="T5">x -lt y</text:span>: preverimo ali je x manjši od y<text:line-break/><text:span text:style-name="T5">x -le y</text:span>: preverimo ali je x manjši ali enak od y</text:p>
      <text:p text:style-name="P5"><text:span text:style-name="T3">stikala za</text:span><text:span text:style-name="Strong_20_Emphasis"><text:span text:style-name="T2">preverjanje datotek</text:span></text:span><text:span text:style-name="T3">:</text:span></text:p>
      <text:p text:style-name="P6"><text:span text:style-name="T5">-e datoteka </text:span>Ali datoteka obstaja?<text:line-break/><text:span text:style-name="T5">-d datoteka </text:span>Ali je datoteka imenik?<text:line-break/><text:span text:style-name="T5">-f datoteka </text:span>Ali je datoteka navadna datoteka?<text:line-break/><text:span text:style-name="T5">-s datoteka </text:span>Ali velikost datoteke ni enaka 0?<text:line-break/><text:span text:style-name="T5">-b datoteka </text:span>Ali je datoteka bločno-orientirana?<text:line-break/><text:span text:style-name="T5">-c datoteka </text:span>Ali je datoteka znakovno-orientirana?<text:line-break/><text:soft-page-break/><text:span text:style-name="T5">-h datoteka </text:span>Ali je datoteka simbolična povezava?<text:line-break/><text:span text:style-name="T5">-L datoteka </text:span>Ali je datoteka simbolična povezava?<text:line-break/><text:span text:style-name="T5">-r datoteka </text:span>Ali lahko datoteko (kot trenutni uporabnik) beremo?<text:line-break/><text:span text:style-name="T5">-w datoteka </text:span>Ali lahko v datoteko (kot trenutni uporabnik) zapisujemo?<text:line-break/><text:span text:style-name="T5">-x datoteka </text:span>Ali lahko datoteko (kot trenutni uporabnik) poganjamo?</text:p>
      <text:p text:style-name="P1"/>
      <text:p text:style-name="P1">test -d ~/vaje/ &amp;&amp; echo "imenik obstaja" || echo "imenik ne obstaja"</text:p>
      <text:p text:style-name="P1"/>
      <text:p text:style-name="P1">#!/bin/bash</text:p>
      <text:p text:style-name="P1">echo "Jaz sem `whoami`"</text:p>
      <text:p text:style-name="P1">ali</text:p>
      <text:p text:style-name="P1"/>
      <text:p text:style-name="P1">#!/bin/bash</text:p>
      <text:p text:style-name="P1">echo "Jaz sem $(whoami)"</text:p>
      <text:p text:style-name="P1"/>
      <text:p text:style-name="P1">Še en primer malo bolj uporabne skripte: program za avtomatizacijo opravil – hočemo pobrisati vse datoteke.</text:p>
      <text:p text:style-name="P1">izvesti moramo sledeče ukaze:</text:p>
      <text:p text:style-name="P1">mkdir kos</text:p>
      <text:p text:style-name="P1">mv * kos</text:p>
      <text:p text:style-name="P1">rm -rf kos</text:p>
      <text:p text:style-name="P1">mkdir kos</text:p>
      <text:p text:style-name="P1">namesto tega napišemo skripto: <text:span text:style-name="T1">pobrisi.sh</text:span></text:p>
      <text:p text:style-name="P1"/>
      <text:p text:style-name="P1">#!/bin/bash</text:p>
      <text:p text:style-name="P1">mkdir trash</text:p>
      <text:p text:style-name="P1">mv * trash</text:p>
      <text:p text:style-name="P1">rm -rf trash</text:p>
      <text:p text:style-name="P1">mkdir trash</text:p>
      <text:p text:style-name="P1">echo "Vse datoteke so zbrisane!"</text:p>
      <text:p text:style-name="P1"/>
      <text:p text:style-name="P2">stringZ=abcABC123ABCabc</text:p>
      <text:p text:style-name="P1"/>
      <text:p text:style-name="P1">${#stringZ} # dolžina niza: 15</text:p>
      <text:p text:style-name="P1">${stringZ:position} ali ${stringZ:position:length} # kopiranje podniza</text:p>
      <text:p text:style-name="P1">echo ${stringZ:0} # izpiše abcABC123ABCabc</text:p>
      <text:p text:style-name="P1">echo ${stringZ:1} # izpiše bcABC123ABCabc</text:p>
      <text:p text:style-name="P1">echo ${stringZ:7} # izpiše 23ABCabc</text:p>
      <text:p text:style-name="P1">echo ${stringZ:7:3} # izpiše 23A</text:p>
      <text:p text:style-name="P1"/>
      <text:p text:style-name="P1">Opomba: spremenljivka $* določa seznam vseh vhodnih argumentov ukaza</text:p>
      <text:p text:style-name="P1">echo ${*:2} # izpiše vse vhodne argumente ukaza od 2. naprej</text:p>
      <text:p text:style-name="P1">echo ${*:2:2} # izpiše 2 argumenta od 2. Naprej</text:p>
      <text:p text:style-name="P1"/>
      <text:p text:style-name="P1"># kopiranje podniza od desne</text:p>
      <text:p text:style-name="P1">${stringZ: -position} ali ${stringZ: -position:length} ali</text:p>
      <text:p text:style-name="P1"><text:soft-page-break/>${stringZ: (-position)} ali ${stringZ: (-position):length}</text:p>
      <text:p text:style-name="P1"/>
      <text:p text:style-name="P1">echo ${stringZ: (-4)} # Cabc</text:p>
      <text:p text:style-name="P1">echo ${stringZ: -4} # Cabc</text:p>
      <text:p text:style-name="P1"/>
      <text:p text:style-name="P1">odstranitev podniza</text:p>
      <text:p text:style-name="P1"/>
      <text:p text:style-name="P1"># Odstrani najkrajše ujemanje podniza $substring s sprednje strani iz niza $string.</text:p>
      <text:p text:style-name="P1"/>
      <text:p text:style-name="P1">${string#substring}</text:p>
      <text:p text:style-name="P1"># Odstrani najdaljše ujemanje podniza $substring s sprednje strani iz niza $string.</text:p>
      <text:p text:style-name="P1"/>
      <text:p text:style-name="P1">${string##substring}</text:p>
      <text:p text:style-name="P1"># Odstrani najkrajše ujemanje podniza $substring z zadnje strani iz niza $string.</text:p>
      <text:p text:style-name="P1"/>
      <text:p text:style-name="P1">${string%substring}</text:p>
      <text:p text:style-name="P1"># Odstrani najdaljše ujemanje podniza $substring z zadnje strani iz niza $string.</text:p>
      <text:p text:style-name="P1"/>
      <text:p text:style-name="P1">${string%%substring}</text:p>
      <text:p text:style-name="P1">echo ${stringZ#a*C} # 123ABCabc</text:p>
      <text:p text:style-name="P1">echo ${stringZ##a*C} # abc</text:p>
      <text:p text:style-name="P1">echo ${stringZ%b*c} # abcABC123ABCa</text:p>
      <text:p text:style-name="P1">echo ${stringZ%%b*c} # a</text:p>
      <text:p text:style-name="P1"/>
      <text:p text:style-name="P1">amenjava podniza</text:p>
      <text:p text:style-name="P1"/>
      <text:p text:style-name="P1">${string/substring/replacement} # zamenja prvo ujemanje</text:p>
      <text:p text:style-name="P1">${string//substring/replacement} # zamenja vsa ujemanja</text:p>
      <text:p text:style-name="P1"/>
      <text:p text:style-name="P1">stringZ=abcABC123ABCabc</text:p>
      <text:p text:style-name="P1">echo ${stringZ/abc/xyz} # xyzABC123ABCabc</text:p>
      <text:p text:style-name="P1"/>
      <text:p text:style-name="P1"># Zamenja prvo ujemanje 'abc' z 'xyz'.</text:p>
      <text:p text:style-name="P1"/>
      <text:p text:style-name="P1">echo ${stringZ//abc/xyz} # xyzABC123ABCxyz</text:p>
      <text:p text:style-name="P1"/>
      <text:p text:style-name="P1"/>
      <text:p text:style-name="P1">${string/#substring/replacement} # zamenja začetek niza string</text:p>
      <text:p text:style-name="P1">${string/%substring/replacement} # zamenja konec niza string</text:p>
      <text:p text:style-name="P1"/>
      <text:p text:style-name="P1">stringZ=abcABC123ABCabc</text:p>
      <text:p text:style-name="P1">echo ${stringZ/#abc/XYZ} # XYZABC123ABCabc</text:p>
      <text:p text:style-name="P1"/>
      <text:p text:style-name="P1"><text:soft-page-break/># Če 'abc' ustreza začetku niza, ga zamenjaj z 'XYZ'.</text:p>
      <text:p text:style-name="P1"/>
      <text:p text:style-name="P1">echo ${stringZ/%abc/XYZ} # abcABC123ABCXYZ</text:p>
      <text:p text:style-name="P1"/>
      <text:p text:style-name="P1"># Če 'abc' ustreza koncu niza, ga zamenjaj z 'XYZ'.</text:p>
      <text:p text:style-name="P1"/>
      <text:p text:style-name="P1">#!/bin/bash</text:p>
      <text:p text:style-name="P1">x=5</text:p>
      <text:p text:style-name="P1">y=10</text:p>
      <text:p text:style-name="P1">if [ "$x" -eq 5 ] &amp;&amp; [ "$y" -eq 10 ]; then</text:p>
      <text:p text:style-name="P1"><text:s text:c="2"/>echo "Oba pogoja sta resnicna."</text:p>
      <text:p text:style-name="P1">else</text:p>
      <text:p text:style-name="P1"><text:s text:c="2"/>echo "Pogoja nista resnicna."</text:p>
      <text:p text:style-name="P1">fi </text:p>
      <text:p text:style-name="P1">primer za operator "ali":</text:p>
      <text:p text:style-name="P1"/>
      <text:p text:style-name="P1">#!/bin/bash</text:p>
      <text:p text:style-name="P1">x=3</text:p>
      <text:p text:style-name="P1">y=2</text:p>
      <text:p text:style-name="P1">if [ "$x" -eq 5 ] || [ "$y" -eq 2 ]; then</text:p>
      <text:p text:style-name="P1"><text:s text:c="3"/>echo "En od pogojev je resnicen."</text:p>
      <text:p text:style-name="P1">else</text:p>
      <text:p text:style-name="P1"><text:s text:c="3"/>echo "Noben pogoj ni resnicen."</text:p>
      <text:p text:style-name="P1">fi</text:p>
      <text:p text:style-name="P1"/>
      <text:p text:style-name="P1"><text:span text:style-name="T1">Negacija</text:span></text:p>
      <text:p text:style-name="P1">Znak ! s presledkom pred ukazom (ali skupino ukazov) negira izhodni status ukaza (ali skupine): če je bil izhodni status 0, potem postane 1; če je bil status &gt; 0, potem postane 0.</text:p>
      <text:p text:style-name="P1"/>
      <text:p text:style-name="P1">Primer:</text:p>
      <text:p text:style-name="P1"/>
      <text:p text:style-name="P1">! test a = b; echo $? <text:s text:c="12"/># status bo 0</text:p>
      <text:p text:style-name="P1">! [[ a = a &amp;&amp; b = b ]]; echo $? <text:s text:c="2"/># status bo 1</text:p>
      <text:p text:style-name="P1">! ls ~ ; echo $? <text:s text:c="17"/># status bo 1</text:p>
      <text:p text:style-name="P1"/>
      <text:p text:style-name="P1">Branje vhoda: ukaz read</text:p>
      <text:p text:style-name="P1"/>
      <text:p text:style-name="P1">Omogoča interakcijo z uporabnikom, tako da bere iz standardnega vhoda.</text:p>
      <text:p text:style-name="P1"/>
      <text:p text:style-name="P1">#!/bin/bash</text:p>
      <text:p text:style-name="P1"># prebere ime uporabnika in izpiše dobrodošlico</text:p>
      <text:p text:style-name="P1">echo -n "Vpisi svoje ime: "</text:p>
      <text:p text:style-name="P1">read user_name</text:p>
      <text:p text:style-name="P1">echo "Pozdravljen $user_name!"</text:p>
      <text:p text:style-name="P1">popravljen primer:</text:p>
      <text:p text:style-name="P1"/>
      <text:p text:style-name="P1"><text:soft-page-break/>#!/bin/bash</text:p>
      <text:p text:style-name="P1"># prebere ime uporabnika in izpiše dobrodošlico</text:p>
      <text:p text:style-name="P1">echo -n "Vpisi svoje ime: "</text:p>
      <text:p text:style-name="P1">read user_name</text:p>
      <text:p text:style-name="P1"># ce uporabnik nic ne vnese:</text:p>
      <text:p text:style-name="P1">if [ -z "$user_name" ]; then</text:p>
      <text:p text:style-name="P1"><text:s text:c="3"/>echo "Nisi mi povedal svojega imena!"</text:p>
      <text:p text:style-name="P1"><text:s text:c="3"/>exit 10</text:p>
      <text:p text:style-name="P1">fi</text:p>
      <text:p text:style-name="P1">echo "Pozdravljen $user_name"</text:p>
      <text:p text:style-name="P1">exit 0</text:p>
      <text:p text:style-name="P1"/>
      <text:p text:style-name="P1">Če na standardni vhod preusmerimo datoteko, bo read bral datoteko vrstico za vrstico.</text:p>
      <text:p text:style-name="P1"/>
      <text:p text:style-name="P1">datoteka=$1</text:p>
      <text:p text:style-name="P1">while read vrstica; do </text:p>
      <text:p text:style-name="P1"><text:s text:c="4"/>echo $vrstica</text:p>
      <text:p text:style-name="P1">done &lt; $datoteka</text:p>
      <text:p text:style-name="P1">ali pa</text:p>
      <text:p text:style-name="P1"/>
      <text:p text:style-name="P1">datoteka=$1</text:p>
      <text:p text:style-name="P1">cat $datoteka | while read vrstica; do </text:p>
      <text:p text:style-name="P1"><text:s text:c="3"/>echo $vrstica</text:p>
      <text:p text:style-name="P1">d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rebuchet MS" svg:font-family="'Trebuchet MS', Verdana, Arial, Helvetica, sans-serif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, courier, monospace"/>
    <style:font-face style:name="inherit" svg:font-family="inherit"/>
    <style:font-face style:name="tahoma" svg:font-family="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19:41:05.815461841</meta:creation-date>
    <dc:date>2020-03-24T20:09:54.471702517</dc:date>
    <meta:editing-duration>PT28M46S</meta:editing-duration>
    <meta:editing-cycles>8</meta:editing-cycles>
    <meta:generator>LibreOffice/6.4.1.2$Linux_X86_64 LibreOffice_project/e1ad903d8acbc5f5b474f1d8ec3defef24b8c46b</meta:generator>
    <meta:document-statistic meta:table-count="0" meta:image-count="0" meta:object-count="0" meta:page-count="5" meta:paragraph-count="134" meta:word-count="837" meta:character-count="5245" meta:non-whitespace-character-count="4492"/>
  </office:meta>
</office:document-meta>
</file>